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Ubuntu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Ubuntu" fo:language="ru" fo:country="RU"/>
    </style:style>
    <style:style style:name="P2" style:family="paragraph" style:parent-style-name="Text_20_body">
      <style:paragraph-properties fo:line-height="100%"/>
      <style:text-properties style:font-name="Ubuntu" fo:language="en" fo:country="US"/>
    </style:style>
    <style:style style:name="P3" style:family="paragraph" style:parent-style-name="Text_20_body">
      <style:paragraph-properties fo:line-height="100%"/>
      <style:text-properties style:font-name="Ubuntu"/>
    </style:style>
    <style:style style:name="P4" style:family="paragraph" style:parent-style-name="Text_20_body">
      <style:paragraph-properties fo:line-height="100%"/>
    </style:style>
    <style:style style:name="P5" style:family="paragraph">
      <style:paragraph-properties fo:line-height="100%"/>
      <style:text-properties style:font-name="Ubuntu" fo:language="ru" fo:country="RU"/>
    </style:style>
    <style:style style:name="P6" style:family="paragraph" style:parent-style-name="Standard">
      <style:text-properties style:font-name="Ubuntu" fo:language="ru" fo:country="RU"/>
    </style:style>
    <style:style style:name="P7" style:family="paragraph" style:parent-style-name="Standard">
      <style:paragraph-properties fo:line-height="100%"/>
      <style:text-properties style:font-name="Ubuntu" fo:language="ru" fo:country="RU"/>
    </style:style>
    <style:style style:name="P8" style:family="paragraph">
      <style:paragraph-properties fo:line-height="100%"/>
      <style:text-properties style:font-name="Ubuntu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/>
    </style:style>
    <style:style style:name="T3" style:family="text">
      <style:text-properties fo:language="ru" fo:country="RU"/>
    </style:style>
    <style:style style:name="T4" style:family="text">
      <style:text-properties style:font-name="Ubuntu" fo:language="ru" fo:country="RU"/>
    </style:style>
    <style:style style:name="T5" style:family="text">
      <style:text-properties style:font-name="Ubuntu" fo:language="ru" fo:country="RU" fo:background-color="#ffff00"/>
    </style:style>
    <style:style style:name="T6" style:family="text">
      <style:text-properties style:font-name="Ubuntu" fo:language="en" fo:country="US"/>
    </style:style>
    <style:style style:name="T7" style:family="text">
      <style:text-properties fo:background-color="#ffff00"/>
    </style:style>
    <style:style style:name="T8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ментарии и связи НГ:</text:p>
      <text:p text:style-name="P2"/>
      <text:p text:style-name="P4"><text:span text:style-name="T6">John Dee </text:span><text:span text:style-name="T4">«</text:span><text:span text:style-name="T5">Иероглифическая Монада</text:span><text:span text:style-name="T4">»</text:span></text:p>
      <text:p text:style-name="P1">Смерть Джейн Мэнсфилд</text:p>
      <text:p text:style-name="P1">Смерть <text:span text:style-name="T7">Мэрилин Монро</text:span> (любовница ЛаВея) →<text:span text:style-name="T1"> <text:s/></text:span>Кеннеди</text:p>
      <text:p text:style-name="P1">Закон Трапеции: <text:span text:style-name="T7">пирамида на долларе</text:span></text:p>
      <text:p text:style-name="P1"><text:span text:style-name="T7">Новый свет</text:span> Люцифера, римского бога →<text:span text:style-name="T1"> <text:s/></text:span><text:span text:style-name="T7">свет познания</text:span> логотипа <text:span text:style-name="T2">Apple</text:span></text:p>
      <text:p text:style-name="P1">Герметизм</text:p>
      <text:p text:style-name="P1">Бог - <text:span text:style-name="T7">это ты сам</text:span></text:p>
      <text:p text:style-name="P1"><text:span text:style-name="T7">Войны</text:span>, как жертвоприношения <text:span text:style-name="T7">Баалу,</text:span><text:span text:style-name="T8"> людская потребность в несчастьях</text:span> →<text:span text:style-name="T1"> <text:s/></text:span>явная аналогия с Пелевиным «Искусство лёгких касаний», нет сомнения, что тот читал Библию ЛаВея. Так же и <text:span text:style-name="T7">волшебная палочка</text:span> вместо меча при ритуалах.</text:p>
      <text:p text:style-name="P1">Белиал: «без хозяина» - <text:span text:style-name="T7">Мастер и Маргарита</text:span>, диалог ангела тьмы и апостола «Ты раб. Я не раб, я ученик.» <text:s/>Ученик = раб?</text:p>
      <text:p text:style-name="P1">Обряды <text:span text:style-name="T7">Вуду</text:span> →<text:span text:style-name="T1"> <text:s/></text:span>описанный в Библии ритуал Уничтожения.</text:p>
      <text:p text:style-name="P1">«Левиафан» - надпись вокруг пентакля на иврите (<text:span text:style-name="T7">Каббала</text:span>).</text:p>
      <text:p text:style-name="P1"><text:span text:style-name="T7">Колокол</text:span> — очищение воздуха от звуков (начало) и конец ритуала <text:span text:style-name="T1">(“</text:span>По ком звонит колокол» Хемингуэя).</text:p>
      <text:p text:style-name="P1">Двенадцать правительств?</text:p>
      <text:p text:style-name="P1"/>
      <text:p text:style-name="P1">Клуб Адского Огня (18-й век) →<text:span text:style-name="T1"> <text:s/></text:span>связь с <text:span text:style-name="T7">Бенджамином Франклином</text:span></text:p>
      <text:p text:style-name="P1">Движение Левого Пути</text:p>
      <text:p text:style-name="P1">Герметический Орден Золотого Рассвета (19-й век)</text:p>
      <text:p text:style-name="P3"><text:span text:style-name="T3">Орден С</text:span><text:span text:style-name="T3">еребряной Звезды</text:span></text:p>
      <text:p text:style-name="P1">Орден Восточных Тамплиеров</text:p>
      <text:p text:style-name="P1">Лига Сексуальных Свобод</text:p>
      <text:p text:style-name="P1">Альбом БГ «Лилит»</text:p>
      <text:p text:style-name="P1">Орден Трапеции</text:p>
      <text:p text:style-name="P7">Современные Фаустианцы</text:p>
      <text:p text:style-name="P7"/>
      <text:p text:style-name="P7">«<text:span text:style-name="T7">Вальпургиева Ночь</text:span>»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Ubuntu" svg:font-family="Ubuntu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rgtergerterte rtertertert</meta:initial-creator>
    <meta:creation-date>2019-11-29T19:58:23.65</meta:creation-date>
    <meta:printed-by>wrgtergerterte rtertertert</meta:printed-by>
    <meta:print-date>2019-11-29T23:37:59.44</meta:print-date>
    <meta:document-statistic meta:table-count="0" meta:image-count="0" meta:object-count="0" meta:page-count="1" meta:paragraph-count="24" meta:word-count="163" meta:character-count="1096"/>
    <dc:date>2019-11-29T23:39:58.83</dc:date>
    <dc:creator>wrgtergerterte rtertertert</dc:creator>
    <meta:editing-duration>PT10M43S</meta:editing-duration>
    <meta:editing-cycles>1</meta:editing-cycles>
    <meta:generator>OpenOffice/4.1.7$Win32 OpenOffice.org_project/417m1$Build-9800</meta:generator>
  </office:meta>
</office:document-meta>
</file>